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C00000079D6C51EC7FB3FC5FF.png" manifest:media-type="image/png"/>
  <manifest:file-entry manifest:full-path="Pictures/10000001000002210000003414B79D5BCAA8DCA2.png" manifest:media-type="image/png"/>
  <manifest:file-entry manifest:full-path="Pictures/1000000100000223000000E3F12144C775681AB4.png" manifest:media-type="image/png"/>
  <manifest:file-entry manifest:full-path="Pictures/10000001000005AB0000008B29D645946805DB9A.png" manifest:media-type="image/png"/>
  <manifest:file-entry manifest:full-path="Pictures/1000000100000575000001A085FBC1F3F1F7C508.png" manifest:media-type="image/png"/>
  <manifest:file-entry manifest:full-path="Pictures/10000001000005AA00000051D5E8DF3B7F43953C.png" manifest:media-type="image/png"/>
  <manifest:file-entry manifest:full-path="Pictures/1000000100000215000000CBB99002813DA1D5BB.png" manifest:media-type="image/png"/>
  <manifest:file-entry manifest:full-path="Pictures/10000001000004D10000016AD2ABD46671C43EE4.png" manifest:media-type="image/png"/>
  <manifest:file-entry manifest:full-path="Pictures/100000010000025F0000007089A24E3E8A3A4D45.png" manifest:media-type="image/png"/>
  <manifest:file-entry manifest:full-path="Pictures/1000000100000219000000CB6A26C34340239739.png" manifest:media-type="image/png"/>
  <manifest:file-entry manifest:full-path="Pictures/10000001000002FE00000066C506729F67652CB8.png" manifest:media-type="image/png"/>
  <manifest:file-entry manifest:full-path="Pictures/1000000100000575000001A04C17E0D7BE85AE58.png" manifest:media-type="image/png"/>
  <manifest:file-entry manifest:full-path="Pictures/1000000100000271000000807C79D90C57FAC0F5.png" manifest:media-type="image/png"/>
  <manifest:file-entry manifest:full-path="Pictures/1000000100000219000000CB8299A6745E792FD5.png" manifest:media-type="image/png"/>
  <manifest:file-entry manifest:full-path="Pictures/10000001000002C10000008984BEBC387E95EBFC.png" manifest:media-type="image/png"/>
  <manifest:file-entry manifest:full-path="Pictures/10000001000002FB00000063C5D5A29A0EB89257.png" manifest:media-type="image/png"/>
  <manifest:file-entry manifest:full-path="Pictures/10000001000003DF000001CA1291E37BCBAEF9D5.png" manifest:media-type="image/png"/>
  <manifest:file-entry manifest:full-path="Pictures/100000010000022400000072DD9E0818F0EADE96.png" manifest:media-type="image/png"/>
  <manifest:file-entry manifest:full-path="Pictures/10000001000002050000004448BEA82A50674A22.png" manifest:media-type="image/png"/>
  <manifest:file-entry manifest:full-path="Pictures/100000010000020500000044D3F812B8AF59C48C.png" manifest:media-type="image/png"/>
  <manifest:file-entry manifest:full-path="Pictures/10000001000003ED000000BB1018C12A31FAADD9.png" manifest:media-type="image/png"/>
  <manifest:file-entry manifest:full-path="Pictures/10000001000002110000008D2B461F3B9021E26F.png" manifest:media-type="image/png"/>
  <manifest:file-entry manifest:full-path="Pictures/100000010000022E000000F68F59F64CDD057FBF.png" manifest:media-type="image/png"/>
  <manifest:file-entry manifest:full-path="Pictures/10000001000003EC000001A7A9947D2C7A545086.png" manifest:media-type="image/png"/>
  <manifest:file-entry manifest:full-path="Pictures/10000001000002A200000185AB2DCDE0C8291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272" officeooo:paragraph-rsid="000c2272"/>
    </style:style>
    <style:style style:name="P2" style:family="paragraph" style:parent-style-name="Standard">
      <style:text-properties officeooo:rsid="000e1a0d" officeooo:paragraph-rsid="000e1a0d"/>
    </style:style>
    <style:style style:name="P3" style:family="paragraph" style:parent-style-name="Standard">
      <style:text-properties officeooo:rsid="0010f2c2" officeooo:paragraph-rsid="0010f2c2"/>
    </style:style>
    <style:style style:name="P4" style:family="paragraph" style:parent-style-name="Standard">
      <style:text-properties officeooo:rsid="000e1a0d" officeooo:paragraph-rsid="000e1a0d"/>
    </style:style>
    <style:style style:name="P5" style:family="paragraph" style:parent-style-name="Standard">
      <style:text-properties officeooo:rsid="0010f2c2" officeooo:paragraph-rsid="0010f2c2"/>
    </style:style>
    <style:style style:name="T1" style:family="text">
      <style:text-properties officeooo:rsid="001482d3"/>
    </style:style>
    <style:style style:name="T2" style:family="text">
      <style:text-properties officeooo:rsid="00161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>1</text:span>-</text:p>
      <text:p text:style-name="Standard"/>
      <text:p text:style-name="Standard"><draw:frame draw:style-name="fr2" draw:name="Image1" text:anchor-type="char" svg:width="6.3228in" svg:height="1.1665in" draw:z-index="0"><draw:image xlink:href="Pictures/100000010000025F0000007089A24E3E8A3A4D45.png" xlink:type="simple" xlink:show="embed" xlink:actuate="onLoad" draw:mime-type="image/png"/></draw:frame><text:s/></text:p>
      <text:p text:style-name="Standard"><draw:frame draw:style-name="fr1" draw:name="Image2" text:anchor-type="char" svg:x="0.0917in" svg:y="0.098in" svg:width="6.5102in" svg:height="1.3335in" draw:z-index="1"><draw:image xlink:href="Pictures/1000000100000271000000807C79D90C57FAC0F5.png" xlink:type="simple" xlink:show="embed" xlink:actuate="onLoad" draw:mime-type="image/png"/></draw:frame></text:p>
      <text:p text:style-name="P1"><text:s text:c="2"/></text:p>
      <text:p text:style-name="P1"/>
      <text:p text:style-name="P1"><text:s text:c="3"/></text:p>
      <text:p text:style-name="P1"><text:s text:c="2"/></text:p>
      <text:p text:style-name="P1"><draw:frame draw:style-name="fr1" draw:name="Image3" text:anchor-type="char" svg:x="0.55in" svg:y="0.3457in" svg:width="5.5937in" svg:height="2.1146in" draw:z-index="2"><draw:image xlink:href="Pictures/1000000100000219000000CB6A26C34340239739.png" xlink:type="simple" xlink:show="embed" xlink:actuate="onLoad" draw:mime-type="image/png"/></draw:frame></text:p>
      <text:p text:style-name="P1"/>
      <text:p text:style-name="P1"><draw:frame draw:style-name="fr1" draw:name="Image4" text:anchor-type="char" svg:x="0.4772in" svg:y="0.9354in" svg:width="5.5937in" svg:height="2.1146in" draw:z-index="3"><draw:image xlink:href="Pictures/1000000100000219000000CB8299A6745E792F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2">2</text:span>- </text:p>
      <text:p text:style-name="P2"/>
      <text:p text:style-name="P2"><draw:frame draw:style-name="fr4" draw:name="Image5" text:anchor-type="char" svg:width="6.6929in" svg:height="0.8681in" draw:z-index="4"><draw:image xlink:href="Pictures/10000001000002FB00000063C5D5A29A0EB8925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><text:span text:style-name="T2">3</text:span>- </text:p>
      <text:p text:style-name="P2"/>
      <text:p text:style-name="P2"><draw:frame draw:style-name="fr4" draw:name="Image6" text:anchor-type="char" svg:width="6.6929in" svg:height="0.8909in" draw:z-index="5"><draw:image xlink:href="Pictures/10000001000002FE00000066C506729F67652CB8.png" xlink:type="simple" xlink:show="embed" xlink:actuate="onLoad" draw:mime-type="image/png"/></draw:frame><text:s/></text:p>
      <text:p text:style-name="P2"/>
      <text:p text:style-name="P2"/>
      <text:p text:style-name="P2"><draw:frame draw:style-name="fr4" draw:name="Image7" text:anchor-type="char" svg:width="6.6929in" svg:height="1.1264in" draw:z-index="6"><draw:image xlink:href="Pictures/10000001000002C10000008984BEBC387E95EBFC.png" xlink:type="simple" xlink:show="embed" xlink:actuate="onLoad" draw:mime-type="image/png"/></draw:frame><text:s text:c="2"/></text:p>
      <text:p text:style-name="P2"><text:s text:c="4"/></text:p>
      <text:p text:style-name="P2"/>
      <text:p text:style-name="P2"/>
      <text:p text:style-name="P2"><draw:frame draw:style-name="fr5" draw:name="Image21" text:anchor-type="char" svg:width="6.6929in" svg:height="3.0929in" draw:z-index="19"><draw:image xlink:href="Pictures/10000001000003DF000001CA1291E37BCBAEF9D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15" text:anchor-type="char" svg:x="0.5339in" svg:y="0.1126in" svg:width="4.6874in" svg:height="1.25in" draw:z-index="13"><draw:image xlink:href="Pictures/100000010000022400000072DD9E0818F0EADE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8" text:anchor-type="char" svg:width="6.6929in" svg:height="3.5362in" draw:z-index="17"><draw:image xlink:href="Pictures/10000001000003EC000001A7A9947D2C7A545086.png" xlink:type="simple" xlink:show="embed" xlink:actuate="onLoad" draw:mime-type="image/png"/></draw:frame></text:p>
      <text:p text:style-name="P2"/>
      <text:p text:style-name="P2"><draw:frame draw:style-name="fr4" draw:name="Image20" text:anchor-type="char" svg:width="6.6929in" svg:height="1.2453in" draw:z-index="18"><draw:image xlink:href="Pictures/10000001000003ED000000BB1018C12A31FAAD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2">4</text:span>-</text:p>
      <text:p text:style-name="P3"/>
      <text:p text:style-name="P3"><draw:frame draw:style-name="fr3" draw:name="Image13" text:anchor-type="char" svg:width="5.5102in" svg:height="1.4689in" draw:z-index="11"><draw:image xlink:href="Pictures/10000001000002110000008D2B461F3B9021E26F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5" draw:name="Image24" text:anchor-type="char" svg:width="6.6929in" svg:height="3.8626in" draw:z-index="23"><draw:image xlink:href="Pictures/10000001000002A200000185AB2DCDE0C829121A.png" xlink:type="simple" xlink:show="embed" xlink:actuate="onLoad" draw:mime-type="image/png"/></draw:frame></text:p>
      <text:p text:style-name="P2"/>
      <text:p text:style-name="P2"><draw:frame draw:style-name="fr5" draw:name="Image25" text:anchor-type="char" svg:width="6.6929in" svg:height="1.9646in" draw:z-index="24"><draw:image xlink:href="Pictures/10000001000004D10000016AD2ABD46671C43E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<text:span text:style-name="T2">5</text:span>-</text:p>
      <text:p text:style-name="P3"/>
      <text:p text:style-name="P3"/>
      <text:p text:style-name="P3"><draw:frame draw:style-name="fr3" draw:name="Image12" text:anchor-type="char" svg:width="5.552in" svg:height="2.1146in" draw:z-index="10"><draw:image xlink:href="Pictures/1000000100000215000000CBB99002813DA1D5BB.png" xlink:type="simple" xlink:show="embed" xlink:actuate="onLoad" draw:mime-type="image/png"/></draw:frame><text:s text:c="2"/></text:p>
      <text:p text:style-name="P3"/>
      <text:p text:style-name="P3"><draw:frame draw:style-name="fr4" draw:name="Image22" text:anchor-type="char" svg:width="6.6929in" svg:height="1.9929in" draw:z-index="20"><draw:image xlink:href="Pictures/1000000100000575000001A04C17E0D7BE85AE58.png" xlink:type="simple" xlink:show="embed" xlink:actuate="onLoad" draw:mime-type="image/png"/></draw:frame></text:p>
      <text:p text:style-name="P3"/>
      <text:p text:style-name="P3"><draw:frame draw:style-name="fr4" draw:name="Image19" text:anchor-type="char" svg:width="6.6929in" svg:height="0.3736in" draw:z-index="16"><draw:image xlink:href="Pictures/10000001000005AA00000051D5E8DF3B7F43953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7" text:anchor-type="char" svg:x="0in" svg:y="0.0311in" svg:width="6.6929in" svg:height="1.9929in" draw:z-index="21"><draw:image xlink:href="Pictures/1000000100000575000001A085FBC1F3F1F7C508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><draw:frame draw:style-name="fr1" draw:name="Image23" text:anchor-type="char" svg:x="0.2217in" svg:y="0.148in" svg:width="5.8126in" svg:height="2.5626in" draw:z-index="22"><draw:image xlink:href="Pictures/100000010000022E000000F68F59F64CDD057FBF.png" xlink:type="simple" xlink:show="embed" xlink:actuate="onLoad" draw:mime-type="image/png"/></draw:frame></text:p>
      <text:p text:style-name="P2"/>
      <text:p text:style-name="P2"/>
      <text:p text:style-name="P2"/>
      <text:p text:style-name="P3"><text:span text:style-name="T1">6</text:span>-</text:p>
      <text:p text:style-name="P3"/>
      <text:p text:style-name="P3"><draw:frame draw:style-name="fr2" draw:name="Image11" text:anchor-type="char" svg:width="5.3854in" svg:height="0.7083in" draw:z-index="9"><draw:image xlink:href="Pictures/100000010000020500000044D3F812B8AF59C48C.png" xlink:type="simple" xlink:show="embed" xlink:actuate="onLoad" draw:mime-type="image/png"/></draw:frame></text:p>
      <text:p text:style-name="P2"><text:s text:c="3"/></text:p>
      <text:p text:style-name="P2"><draw:frame draw:style-name="fr3" draw:name="Image14" text:anchor-type="char" svg:width="5.698in" svg:height="2.3646in" draw:z-index="12"><draw:image xlink:href="Pictures/1000000100000223000000E3F12144C775681AB4.png" xlink:type="simple" xlink:show="embed" xlink:actuate="onLoad" draw:mime-type="image/png"/></draw:frame></text:p>
      <text:p text:style-name="P2"/>
      <text:p text:style-name="P2"><draw:frame draw:style-name="fr2" draw:name="Image16" text:anchor-type="char" svg:width="5.6772in" svg:height="0.5417in" draw:z-index="14"><draw:image xlink:href="Pictures/10000001000002210000003414B79D5BCAA8DC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3"><text:span text:style-name="T1">7</text:span>- </text:p>
      <text:p text:style-name="P3"><draw:frame draw:style-name="fr3" draw:name="Image9" text:anchor-type="char" svg:width="5.4583in" svg:height="1.2602in" draw:z-index="7"><draw:image xlink:href="Pictures/100000010000020C00000079D6C51EC7FB3FC5FF.png" xlink:type="simple" xlink:show="embed" xlink:actuate="onLoad" draw:mime-type="image/png"/></draw:frame><text:s/></text:p>
      <text:p text:style-name="P3"><text:s text:c="4"/></text:p>
      <text:p text:style-name="P3"/>
      <text:p text:style-name="P3"><draw:frame draw:style-name="fr2" draw:name="Image10" text:anchor-type="char" svg:width="5.3854in" svg:height="0.7083in" draw:z-index="8"><draw:image xlink:href="Pictures/10000001000002050000004448BEA82A50674A22.png" xlink:type="simple" xlink:show="embed" xlink:actuate="onLoad" draw:mime-type="image/png"/></draw:frame><draw:frame draw:style-name="fr1" draw:name="Image18" text:anchor-type="char" svg:x="0.1563in" svg:y="1.198in" svg:width="6.6929in" svg:height="0.6409in" draw:z-index="15"><draw:image xlink:href="Pictures/10000001000005AB0000008B29D645946805DB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1:26:12.145830940</meta:creation-date>
    <dc:date>2025-04-26T23:49:56.566458099</dc:date>
    <meta:editing-duration>PT27M46S</meta:editing-duration>
    <meta:editing-cycles>4</meta:editing-cycles>
    <meta:generator>LibreOffice/7.3.7.2$Linux_X86_64 LibreOffice_project/30$Build-2</meta:generator>
    <meta:document-statistic meta:table-count="0" meta:image-count="25" meta:object-count="0" meta:page-count="7" meta:paragraph-count="19" meta:word-count="7" meta:character-count="43" meta:non-whitespace-character-count="14"/>
  </office:meta>
</office:document-meta>
</file>